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ic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61">
            <text:p>1,061</text:p>
          </table:table-cell>
          <table:table-cell table:style-name="ce22" office:value-type="float" office:value="215">
            <text:p>21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55">
            <text:p>1,255</text:p>
          </table:table-cell>
          <table:table-cell table:style-name="ce23" office:value-type="float" office:value="406">
            <text:p>40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3">
            <text:p>83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818">
            <text:p>3,818</text:p>
          </table:table-cell>
          <table:table-cell table:style-name="ce22" office:value-type="float" office:value="1035">
            <text:p>10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88">
            <text:p>68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6">
            <text:p>78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444">
            <text:p>3444</text:p>
          </table:table-cell>
          <table:table-cell table:style-name="ce22" office:value-type="float" office:value="189">
            <text:p>18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469">
            <text:p>5469</text:p>
          </table:table-cell>
          <table:table-cell table:style-name="ce22" office:value-type="float" office:value="1222">
            <text:p>122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287">
            <text:p>9287</text:p>
          </table:table-cell>
          <table:table-cell table:style-name="ce22" office:value-type="float" office:value="2257">
            <text:p>225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